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895b" officeooo:paragraph-rsid="0008a76b"/>
    </style:style>
    <style:style style:name="P2" style:family="paragraph" style:parent-style-name="Standard">
      <style:text-properties officeooo:rsid="000860a2" officeooo:paragraph-rsid="0008a76b"/>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officeooo:rsid="000860a2" officeooo:paragraph-rsid="000860a2" style:font-size-asian="12pt" style:font-size-complex="12pt"/>
    </style:style>
    <style:style style:name="P5" style:family="paragraph" style:parent-style-name="Standard">
      <style:text-properties style:font-name="Times New Roman" fo:font-size="12pt" officeooo:rsid="0006895b" officeooo:paragraph-rsid="0006895b" style:font-size-asian="12pt" style:font-size-complex="12pt"/>
    </style:style>
    <style:style style:name="P6" style:family="paragraph" style:parent-style-name="Standard">
      <style:text-properties style:font-name="Times New Roman" fo:font-size="12pt" officeooo:paragraph-rsid="0008a76b" style:font-size-asian="12pt" style:font-size-complex="12pt"/>
    </style:style>
    <style:style style:name="P7" style:family="paragraph" style:parent-style-name="Standard">
      <style:text-properties style:font-name="Times New Roman" fo:font-size="12pt" officeooo:rsid="0008a76b" officeooo:paragraph-rsid="0008a76b" style:font-size-asian="12pt" style:font-size-complex="12pt"/>
    </style:style>
    <style:style style:name="P8" style:family="paragraph" style:parent-style-name="Standard">
      <style:text-properties style:font-name="Times New Roman" fo:font-size="12pt" style:text-underline-style="solid" style:text-underline-width="auto" style:text-underline-color="font-color" officeooo:rsid="000860a2" officeooo:paragraph-rsid="000860a2" style:font-size-asian="12pt" style:font-size-complex="12pt"/>
    </style:style>
    <style:style style:name="P9" style:family="paragraph" style:parent-style-name="Standard" style:list-style-name="L1">
      <style:text-properties fo:color="#000000" style:font-name="Times New Roman" fo:font-size="12pt" officeooo:paragraph-rsid="000860a2" style:font-size-asian="12pt" style:font-size-complex="12pt"/>
    </style:style>
    <style:style style:name="P10" style:family="paragraph" style:parent-style-name="Standard" style:list-style-name="L1">
      <style:paragraph-properties fo:text-align="justify" style:justify-single-word="false"/>
      <style:text-properties fo:color="#000000" style:font-name="Times New Roman" fo:font-size="12pt" officeooo:paragraph-rsid="000860a2" style:font-size-asian="12pt" style:font-size-complex="12pt"/>
    </style:style>
    <style:style style:name="P11" style:family="paragraph" style:parent-style-name="Standard">
      <style:paragraph-properties fo:text-align="justify" style:justify-single-word="false"/>
      <style:text-properties fo:color="#000000" style:font-name="Times New Roman" fo:font-size="12pt" officeooo:rsid="000860a2" officeooo:paragraph-rsid="000860a2" style:font-size-asian="12pt" style:font-size-complex="12pt"/>
    </style:style>
    <style:style style:name="P12" style:family="paragraph" style:parent-style-name="Standard" style:list-style-name="L2">
      <style:text-properties fo:color="#000000" style:font-name="Times New Roman" fo:font-size="12pt" officeooo:paragraph-rsid="0008a76b" style:font-size-asian="12pt" style:font-size-complex="12pt"/>
    </style:style>
    <style:style style:name="P13" style:family="paragraph" style:parent-style-name="Standard" style:list-style-name="L2">
      <style:text-properties fo:color="#000000" style:font-name="Times New Roman" fo:font-size="12pt" officeooo:rsid="0008a76b" officeooo:paragraph-rsid="0008a76b" style:font-size-asian="12pt" style:font-size-complex="12pt"/>
    </style:style>
    <style:style style:name="P14" style:family="paragraph" style:parent-style-name="Standard">
      <style:text-properties fo:color="#000000" style:font-name="Times New Roman" fo:font-size="12pt" officeooo:rsid="0008a76b" officeooo:paragraph-rsid="0008a76b"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2pt" style:text-underline-style="solid" style:text-underline-width="auto" style:text-underline-color="font-color" officeooo:rsid="000860a2" officeooo:paragraph-rsid="000860a2" style:font-size-asian="12pt" style:font-size-complex="12pt"/>
    </style:style>
    <style:style style:name="P16" style:family="paragraph" style:parent-style-name="Standard">
      <style:text-properties fo:color="#000000" style:font-name="Times New Roman" fo:font-size="12pt" fo:font-style="italic" officeooo:rsid="0008a76b" officeooo:paragraph-rsid="0008a76b" style:font-size-asian="12pt" style:font-style-asian="italic" style:font-size-complex="12pt" style:font-style-complex="italic"/>
    </style:style>
    <style:style style:name="P17" style:family="paragraph" style:parent-style-name="Standard" style:list-style-name="L3">
      <style:text-properties fo:color="#000000" style:font-name="Times New Roman" fo:font-size="12pt" fo:font-weight="bold" officeooo:rsid="0008a76b" officeooo:paragraph-rsid="0008a76b" style:font-size-asian="12pt" style:font-weight-asian="bold" style:font-size-complex="12pt" style:font-weight-complex="bold"/>
    </style:style>
    <style:style style:name="P18" style:family="paragraph" style:parent-style-name="Standard">
      <style:text-properties officeooo:paragraph-rsid="0008a76b"/>
    </style:style>
    <style:style style:name="P19" style:family="paragraph" style:parent-style-name="Standard">
      <style:text-properties officeooo:rsid="0008e057" officeooo:paragraph-rsid="0008e05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860a2" style:font-style-asian="normal" style:font-style-complex="normal"/>
    </style:style>
    <style:style style:name="T4" style:family="text">
      <style:text-properties fo:font-style="normal" officeooo:rsid="0008a76b" style:font-style-asian="normal" style:font-style-complex="normal"/>
    </style:style>
    <style:style style:name="T5" style:family="text">
      <style:text-properties fo:font-style="normal" fo:font-weight="bold" officeooo:rsid="000860a2" style:font-style-asian="normal" style:font-weight-asian="bold" style:font-style-complex="normal" style:font-weight-complex="bold"/>
    </style:style>
    <style:style style:name="T6" style:family="text">
      <style:text-properties fo:color="#000000"/>
    </style:style>
    <style:style style:name="T7" style:family="text">
      <style:text-properties fo:color="#000000" style:font-name="Courier New" fo:font-size="10pt" style:font-size-asian="10pt"/>
    </style:style>
    <style:style style:name="T8" style:family="text">
      <style:text-properties fo:color="#000000" style:font-name="Courier New" fo:font-size="10pt" fo:font-weight="normal" style:font-size-asian="10pt" style:font-weight-asian="normal" style:font-weight-complex="normal"/>
    </style:style>
    <style:style style:name="T9" style:family="text">
      <style:text-properties fo:color="#000000" fo:font-size="10pt" style:font-size-asian="10pt"/>
    </style:style>
    <style:style style:name="T10" style:family="text">
      <style:text-properties fo:color="#000000" fo:font-size="10pt" fo:font-weight="normal" style:font-size-asian="10pt" style:font-weight-asian="normal" style:font-weight-complex="normal"/>
    </style:style>
    <style:style style:name="T11" style:family="text">
      <style:text-properties fo:color="#000000" style:font-name="Times New Roman" fo:font-size="12pt" fo:font-weight="normal" officeooo:rsid="0008a76b" style:font-size-asian="12pt" style:font-weight-asian="normal" style:font-size-complex="12pt" style:font-weight-complex="normal"/>
    </style:style>
    <style:style style:name="T12" style:family="text">
      <style:text-properties fo:color="#000000" fo:font-size="12pt" fo:font-weight="normal" officeooo:rsid="0008a76b" style:font-size-asian="12pt" style:font-weight-asian="normal" style:font-size-complex="12pt" style:font-weight-complex="normal"/>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08a76b" style:font-weight-asian="normal" style:font-weight-complex="normal"/>
    </style:style>
    <style:style style:name="T15" style:family="text">
      <style:text-properties officeooo:rsid="0008a76b"/>
    </style:style>
    <style:style style:name="T16" style:family="text">
      <style:text-properties fo:font-weight="normal" style:font-weight-asian="normal" style:font-weight-complex="normal"/>
    </style:style>
    <style:style style:name="T17" style:family="text">
      <style:text-properties fo:font-weight="normal" officeooo:rsid="0008e057" style:font-weight-asian="normal" style:font-weight-complex="normal"/>
    </style:style>
    <style:style style:name="T18" style:family="text">
      <style:text-properties style:font-name="Times New Roman"/>
    </style:style>
    <style:style style:name="T19" style:family="text">
      <style:text-properties style:font-name="Times New Roman" officeooo:rsid="0008a76b"/>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normal" style:font-style-asian="normal" style:font-style-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officeooo:rsid="0008a76b" style:font-size-asian="12pt" style:font-size-complex="12pt"/>
    </style:style>
    <style:style style:name="T24" style:family="text">
      <style:text-properties style:font-name="Times New Roman" fo:font-size="12pt" fo:font-style="italic" style:font-size-asian="12pt" style:font-style-asian="italic" style:font-size-complex="12pt" style:font-style-complex="italic"/>
    </style:style>
    <style:style style:name="T25" style:family="text">
      <style:text-properties style:font-name="Times New Roman" fo:font-size="12pt" fo:font-style="normal"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ar user,</text:p>
      <text:p text:style-name="P5"/>
      <text:p text:style-name="P5">please read the following basic information carefully:</text:p>
      <text:p text:style-name="P5"/>
      <text:p text:style-name="P5">The functions (described below) can be used to compute the firing rate of an aEIF neuron [as described in: <text:span text:style-name="T1">Hertäg, Loreen, Daniel Durstewitz, and Nicolas Brunel. "Analytical approximations of the firing rate of an adaptive exponential integrate-and-fire neuron in the presence of synaptic noise." Frontiers in computational neuroscience 8 (2014)</text:span>] in the white and colored noise scenario.</text:p>
      <text:p text:style-name="P5"/>
      <text:p text:style-name="P2"><text:span text:style-name="T22">Since all programs were implemented for our special scientific purposes, they might not be eminently suitable for your wishes. Feel free to change the programs according to your needs. In preperation for release, we deleted some program lines to make it more user-friendly. If we thereby removed </text:span><text:span text:style-name="T23">accidently </text:span><text:span text:style-name="T22">too much and incorporated errors, please report the bug(s) to </text:span><text:a xlink:type="simple" xlink:href="mailto:loreen.hertaeg@zi-mannheim.de"><text:span text:style-name="T24">loreen.hertaeg@zi-mannheim.de</text:span></text:a><text:span text:style-name="T24">. </text:span><text:span text:style-name="T25">Thanks for your help and understanding.</text:span></text:p>
      <text:p text:style-name="P4"><text:span text:style-name="T2"/></text:p>
      <text:p text:style-name="P8"><text:span text:style-name="T2">List of functions (see more details in the Matlab-code):</text:span></text:p>
      <text:p text:style-name="P4"><text:span text:style-name="T2"/></text:p>
      <text:list xml:id="list1015723010188468933" text:style-name="L1">
        <text:list-item>
          <text:p text:style-name="P9"><text:span text:style-name="T5">CompPV_EIF_Distw</text:span><text:span text:style-name="T3">: </text:span><text:span text:style-name="T2">This program computes the P(V)-distributon for the w-Dist.-approach.</text:span></text:p>
        </text:list-item>
        <text:list-item>
          <text:p text:style-name="P9"><text:span text:style-name="T5">CompPV_EIFw</text:span><text:span text:style-name="T3">: </text:span><text:span text:style-name="T2">This program computes the P(V)-distributon for the &lt;w&gt;-approach.</text:span></text:p>
        </text:list-item>
        <text:list-item>
          <text:p text:style-name="P9"><text:span text:style-name="T5">CompVarISI_EIF</text:span><text:span text:style-name="T3">: </text:span><text:span text:style-name="T2">This program computes the variance of the ISI-distribution of an EIF </text:span>neuron (for AdEx neuron: a=0 and w=b*tcw*f; average approach)</text:p>
        </text:list-item>
        <text:list-item>
          <text:p text:style-name="P9"><text:span text:style-name="T5">FR_AdEx_2DFPeq_LCTL</text:span><text:span text:style-name="T3">: </text:span><text:span text:style-name="T2">This function computes the firing rate derived from the zeroth and second </text:span>order contribution to the solution of the Fokker-Planck equation in the long correlation time limit. <text:span text:style-name="T15">If you do not want to use parallel computing, please comment the line <text:s/>"</text:span>matlabpool(8)", "matlabpool('close')", <text:span text:style-name="T15">and replace "parfor" with "for".</text:span></text:p>
        </text:list-item>
        <text:list-item>
          <text:p text:style-name="P9"><text:span text:style-name="T5">Fr_AdExCN_SC</text:span><text:span text:style-name="T3">: </text:span><text:span text:style-name="T2">This program computes the approximated firing rate (self-consistently) </text:span>of an AdEx neuron (with parameter a=0) in the colored noise case</text:p>
        </text:list-item>
        <text:list-item>
          <text:p text:style-name="P9"><text:span text:style-name="T5">Fr_AdExDist_SC</text:span><text:span text:style-name="T3">: </text:span><text:span text:style-name="T2">This program computes the approximated firing rate (self-consistently) </text:span>of an AdEx neuron (with parameter a=0) by means of the distribution approach</text:p>
        </text:list-item>
        <text:list-item>
          <text:p text:style-name="P10"><text:span text:style-name="T5">names</text:span><text:span text:style-name="T3">: </text:span><text:span text:style-name="T2">assigns meaningful names to the components of the parameter vector.</text:span></text:p>
        </text:list-item>
        <text:list-item>
          <text:p text:style-name="P10"><text:span text:style-name="T5">R2Corr_EIF_Units:</text:span><text:span text:style-name="T3"> </text:span><text:span text:style-name="T2">This program computes the approximated </text:span><text:span text:style-name="T4">2nd order </text:span><text:span text:style-name="T2">firing rate correction </text:span><text:span text:style-name="T3">o</text:span>f an AdEx neuron (with parameter a=0) in colored noise case.</text:p>
        </text:list-item>
      </text:list>
      <text:p text:style-name="P11"><text:span text:style-name="T2"/></text:p>
      <text:p text:style-name="P15"><text:span text:style-name="T2">Data set:</text:span></text:p>
      <text:p text:style-name="P11"><text:span text:style-name="T2"/></text:p>
      <text:list xml:id="list3032822886510532584" text:style-name="L2">
        <text:list-item>
          <text:p text:style-name="P12"><text:span text:style-name="T15">All white noise currents were created by: </text:span><text:s/>Isyn= <text:span text:style-name="T15">&lt;I&gt;</text:span> + <text:span text:style-name="T15">std(I) </text:span>* randn(1,<text:span text:style-name="T15">N</text:span>);</text:p>
        </text:list-item>
        <text:list-item>
          <text:p text:style-name="P13">The data sets used for this study were described and generated in/for: </text:p>
        </text:list-item>
      </text:list>
      <text:p text:style-name="P14"/>
      <text:p text:style-name="P16"><text:tab/>Hertäg, Loreen, et al. "An approximation to the adaptive exponential integrate-and-fire <text:tab/>neuron model allows fast and predictive fitting to physiological data." Frontiers in <text:tab/>computational neuroscience 6 (2012).</text:p>
      <text:p text:style-name="P14"/>
      <text:list xml:id="list2680425227681013449" text:style-name="L3">
        <text:list-item>
          <text:p text:style-name="P17">IndicesWT_CellTypesLayers.mat: <text:span text:style-name="T16">contains all indices needed to distinguish different cell types</text:span></text:p>
        </text:list-item>
        <text:list-item>
          <text:p text:style-name="P17">NeuronParameter_all.mat:<text:span text:style-name="T16"> contains all parameters used for the study</text:span></text:p>
        </text:list-item>
        <text:list-item>
          <text:p text:style-name="P17"><text:span text:style-name="T16">For example, </text:span><text:span text:style-name="T17">if you want to use L3 pyramidal cells:</text:span></text:p>
        </text:list-item>
      </text:list>
      <text:p text:style-name="P6"><text:span text:style-name="T14"/></text:p>
      <text:p text:style-name="P6"><text:span text:style-name="T13"><text:tab/>idx=ind_PC_L3;</text:span></text:p>
      <text:p text:style-name="P6"><text:span text:style-name="T13"/></text:p>
      <text:p text:style-name="P7"><text:span text:style-name="T13"><text:tab/>for cn:1:length(idx)</text:span></text:p>
      <text:p text:style-name="P6"><text:span text:style-name="T13"><text:tab/><text:tab/>C=NPar.C</text:span><text:span text:style-name="T6">{idx(cn)};</text:span></text:p>
      <text:p text:style-name="P3"><text:soft-page-break/><text:span text:style-name="T6"><text:s text:c="6"/><text:tab/>gL=NPar.gL{idx(cn)};</text:span></text:p>
      <text:p text:style-name="P3"><text:span text:style-name="T6"><text:s text:c="5"/><text:tab/>EL=NPar.EL{idx(cn)};</text:span></text:p>
      <text:p text:style-name="P3"><text:span text:style-name="T6"><text:s text:c="6"/><text:tab/>sf=NPar.sf{idx(cn)};</text:span></text:p>
      <text:p text:style-name="P3"><text:span text:style-name="T6"><text:s text:c="6"/><text:tab/>Vup=NPar.Vup{idx(cn)}; </text:span></text:p>
      <text:p text:style-name="P3"><text:span text:style-name="T6"><text:s text:c="6"/><text:tab/>tcw=NPar.tcw{idx(cn)};</text:span></text:p>
      <text:p text:style-name="P3"><text:span text:style-name="T6"><text:s text:c="6"/><text:tab/>b=NPar.b{idx(cn)};</text:span></text:p>
      <text:p text:style-name="P3"><text:span text:style-name="T6"><text:s text:c="6"/><text:tab/>Vth=NPar.Vth{idx(cn)};</text:span></text:p>
      <text:p text:style-name="P3"><text:span text:style-name="T6"><text:s text:c="6"/><text:tab/>Vr=NPar.Vr{idx(cn)};</text:span></text:p>
      <text:p text:style-name="P3"><text:span text:style-name="T6"/></text:p>
      <text:p text:style-name="P3"><text:span text:style-name="T6"><text:tab/><text:tab/>...</text:span></text:p>
      <text:p text:style-name="P3"><text:span text:style-name="T6"/></text:p>
      <text:p text:style-name="P7"><text:span text:style-name="T6"><text:tab/>end</text:span></text:p>
      <text:p text:style-name="P18"><text:span text:style-name="T8"/></text:p>
      <text:p text:style-name="P1"/>
      <text:p text:style-name="P19">If you need more information and/or explanations, please do not hesitate to contact u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27S</meta:editing-duration>
    <meta:editing-cycles>7</meta:editing-cycles>
    <meta:generator>LibreOffice/4.2.3.3$Windows_x86 LibreOffice_project/882f8a0a489bc99a9e60c7905a60226254cb6ff0</meta:generator>
    <dc:date>2014-12-29T11:27:12.909000000</dc:date>
    <meta:document-statistic meta:table-count="0" meta:image-count="0" meta:object-count="0" meta:page-count="2" meta:paragraph-count="34" meta:word-count="426" meta:character-count="3095" meta:non-whitespace-character-count="2647"/>
    <meta:user-defined meta:name="Info 1"/>
    <meta:user-defined meta:name="Info 2"/>
    <meta:user-defined meta:name="Info 3"/>
    <meta:user-defined meta:name="Info 4"/>
  </office:meta>
</office:document-meta>
</file>